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28.5" calcext:value-type="float">
            <text:p>28.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17.5" calcext:value-type="float">
            <text:p>17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30.5" calcext:value-type="float">
            <text:p>30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table:number-columns-repeated="2"/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11:45:13.225543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1-23T11:46:36.571121820</dc:date>
    <meta:editing-duration>PT34M1S</meta:editing-duration>
    <meta:editing-cycles>27</meta:editing-cycles>
    <meta:generator>LibreOffice/6.4.7.2$Linux_X86_64 LibreOffice_project/40$Build-2</meta:generator>
    <meta:document-statistic meta:table-count="1" meta:cell-count="141" meta:object-count="0"/>
  </office:meta>
</office:document-meta>
</file>